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fo:background-color="transparent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5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6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7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8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22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23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4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5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6" style:family="paragraph" style:parent-style-name="Standard" style:list-style-name="L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7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8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9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3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4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36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38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39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40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T1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/>
    </style:style>
    <style:style style:name="T3" style:family="text">
      <style:text-properties fo:background-color="#ffff00"/>
    </style:style>
    <style:style style:name="T4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5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style:style style:name="T6" style:family="text"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7" style:family="text">
      <style:text-properties fo:color="#00cc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8" style:family="text">
      <style:text-properties fo:color="#000000"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/>
    </style:style>
    <style:style style:name="T9" style:family="text">
      <style:text-properties fo:color="#ff3300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VISUALIZAÇÃO DE TOMOGRAFIAS USANDO AS BIBLIOTECAS ITK E VTK</text:p>
      <text:p text:style-name="P22">1 INTRODUÇÃO</text:p>
      <text:p text:style-name="P2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19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19">A visualização médica como instrumento de terapia começa <text:span text:style-name="T9">Altobelli et al</text:span>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<text:span text:style-name="T9">Taylor</text:span> sobre planejamento de cirurgias cardiovasculares.</text:p>
      <text:p text:style-name="P19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19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19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19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19"/>
      <text:p text:style-name="P19"/>
      <text:p text:style-name="P19"/>
      <text:p text:style-name="P15"><text:bookmark-start text:name="__RefHeading___Toc367419371"/>2 VISUALIZAÇÃO CIENTÍFICA<text:bookmark-end text:name="__RefHeading___Toc367419371"/></text:p>
      <text:p text:style-name="P19">Visualização científica é a combinação da comunicação, do método computacional, de uma ferramenta para a descoberta de informações e do entendimento da grande quantidade dados gerados <text:s/>para a criação de imagens. Ela transforma dados simbólicos, sejam matemáticos sejam textuais, em geometria dando meios de enxergar o que antes não era possível de ser enxergado.</text:p>
      <text:p text:style-name="P19">Neste capitulo será abordado os conceitos de visualização, <text:s/>o processo de visualização e o caso particular da tomografia computadorizada.</text:p>
      <text:p text:style-name="P19"/>
      <text:p text:style-name="P4"><text:bookmark-start text:name="__RefHeading___Toc367419372"/>2.1 A IMPORTÂNCIA DA VISUALIZAÇÃO<text:bookmark-end text:name="__RefHeading___Toc367419372"/></text:p>
      <text:p text:style-name="P19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19">Essa transformação permite o uso da visão, o sentido mais poderoso do ser humano, para reconhecimento de padrões por um usuário especialista, para a obtenção de informação a partir destes dados. </text:p>
      <text:p text:style-name="P19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21"/>
      <text:h text:style-name="P34" text:outline-level="2" text:is-list-header="true"><text:bookmark-start text:name="__RefHeading___Toc367419373"/>2.2 TIPOS DE VISUALIZAÇÃO <text:bookmark-end text:name="__RefHeading___Toc367419373"/></text:h>
      <text:p text:style-name="P19">A visualização pode ser dividida de duas maneiras: quanto a aplicação e quanto ao contexto. Quanto a aplicação temos três tipos: a visualização científica, a visualização de dados e a visualização de informação.</text:p>
      <text:p text:style-name="P19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19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19">Visualização de informação por sua vez está relacionada a dados abstratos, como estruturas e conexões das páginas web, dados de redes sociais, e outros tipos de dados abstratos.</text:p>
      <text:p text:style-name="P3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19">Tem-se, também,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19">A distinção entre os dois tipos de contexto é importante pois enquanto a mente humana tem entendimentos intuitivos dos dados espaço-temporais o mesmo não acontece com dados <text:soft-page-break/>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39" text:outline-level="2" text:is-list-header="true"/>
      <text:h text:style-name="P34" text:outline-level="2" text:is-list-header="true"><text:bookmark-start text:name="__RefHeading___Toc3674193731"/>2.3 O PROCESSO DE VISUALIZAÇÃO <text:bookmark-end text:name="__RefHeading___Toc3674193731"/></text:h>
      <text:p text:style-name="P19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19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19"/>
      <text:h text:style-name="P34" text:outline-level="2" text:is-list-header="true"><text:bookmark-start text:name="__RefHeading___Toc36741937311"/>2.4 PROCESSAMENTO DE IMAGENS <text:bookmark-end text:name="__RefHeading___Toc36741937311"/></text:h>
      <text:p text:style-name="P19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(duas) ou 3 (três) dimensões espaciais ao invés de uma. Imagens, como sinais, podem ser contínuas ou discretas. Neste trabalho será utilizada imagens discretas.</text:p>
      <text:p text:style-name="P19">A análise de imagens pode usar operadores lineares. O uso de operadores lineares que vão desde álgebras simples a transformadas de Fourier assume que o dado de entrada aumenta por superposição, isto é, que os componentes individuais não se afetam mutuamente no sistema e permite o uso de poderosas ferramentas para o tratamento de imagens como suavização ou reforço de contornos.</text:p>
      <text:p text:style-name="P19">Os processos de análise de imagens são fundamentais para as técnicas de <text:span text:style-name="T9">segmentação</text:span> e <text:span text:style-name="T9">registro</text:span> de imagem. Na segmentação determinam-se regiões, segmentos, das imagens e no registro de imagem combina-se imagens adquiridas de múltiplas fontes, estabelecendo correspondências para gerar novas informações.</text:p>
      <text:h text:style-name="P34" text:outline-level="2" text:is-list-header="true"/>
      <text:h text:style-name="P37" text:outline-level="2" text:is-list-header="true">2.5 RENDERIZAÇÃO DE IMAGENS 3D</text:h>
      <text:p text:style-name="P20">Devo falar como é que é?</text:p>
      <text:h text:style-name="P39" text:outline-level="2" text:is-list-header="true"/>
      <text:h text:style-name="P34" text:outline-level="2" text:is-list-header="true"><text:bookmark-start text:name="__RefHeading___Toc367419373111"/>2.5 O CASO DA TOMOGRAFIA <text:bookmark-end text:name="__RefHeading___Toc367419373111"/></text:h>
      <text:p text:style-name="P19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text:span text:style-name="T9">(bibliografia)</text:span></text:p>
      <text:p text:style-name="P19">A tomografia computadorizada difere do raio-x tradicional por registrar as medidas em uma memória de computador ao invés de filme, tendo uma descrição numérica e discreta da densidade dos tecidos e por obter múltiplas imagens ao longo de um eixo, gerando as três dimensões necessárias para a imagem tridimensional. </text:p>
      <text:p text:style-name="P19"><text:soft-page-break/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19">Tendo esses dados é possível através de operações matemáticas saber qual é a densidade de cada ponto do volume radiografado. <text:span text:style-name="T3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19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19"/>
      <text:p text:style-name="P16"><text:bookmark-start text:name="__RefHeading___Toc367419378"/>3 a itk e vtk como bibliotecas de visualização científica<text:bookmark-end text:name="__RefHeading___Toc367419378"/></text:p>
      <text:h text:style-name="P35" text:outline-level="2" text:is-list-header="true">3.1 INTRODUÇÃO</text:h>
      <text:p text:style-name="P6"><text:tab/>A ITK e VTK são bibliotecas desenvolvidas segundo os preceitos da programação orientada a objetos, visando, com o uso das metodologias de desenvolvimento, mitigar, gerenciar a complexidade dos sistemas de visualização. Elas foram desenvolvidas visando robustez, inteligibilidade, extensibilidade, modularidade e manutenabilidade, usando intensamente os preceitos da programação orientada a objetos para atender esses objetivos.</text:p>
      <text:p text:style-name="P6"/>
      <text:h text:style-name="P35" text:outline-level="2" text:is-list-header="true">3.2 DESENVOLVIMENTO ORIENTADO A OBJETOS</text:h>
      <text:p text:style-name="P1"><text:span text:style-name="T1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4">[the visualization toolkit 4a ed pg 16].</text:span></text:p>
      <text:p text:style-name="P13"><text:span text:style-name="T1"><text:tab/>Métodos de desenvolvimento orientado a objetos são reconhecidos como meios efetivos de projeto de software e implementação e metodologias como a de Booch e Rumbaugh são amplamente adotadas.</text:span><text:span text:style-name="T4">[the design and implementation of an object oriented toolkit]</text:span></text:p>
      <text:p text:style-name="P13"><text:span text:style-name="T1"><text:tab/>Os benefícios da orientação a objetos são: Os objetos modelados representam acuradamente o domínio do problema, facilitando a produção e entendimento dos projetos. A metodologia orientada a objetos encoraja reuso de software ao facilitar a </text:span><text:span text:style-name="T1">divisão do sistema em módulos com interfaces e responsabilidades bem definidas </text:span><text:soft-page-break/><text:span text:style-name="T1">tornando menos difícil a reutilização deles em outros sistemas.</text:span><text:span text:style-name="T4">[M.C.A.(Sem - IV) Object Oriented Modeling &amp; Design Using UML] PROCURAR O object-oriented modeling and design with uml PARA MELHOR EXPLICAÇÃO.</text:span></text:p>
      <text:p text:style-name="P13"><text:span text:style-name="T1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4">[OOAD_Booch_3rd_Edition pg 8],</text:span><text:span text:style-name="T1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9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p>
      <text:p text:style-name="P13"><text:span text:style-name="T1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4">[The Application Visualization System - A Computational Environment for Scientific Visualization]</text:span><text:span text:style-name="T1">.</text:span></text:p>
      <text:p text:style-name="P13"><text:span text:style-name="T1"><text:tab/>No caso particular da VTK e ITK foi usada a metodologia de Rumbaugh, que tem três tipos principais de modelos: o modelo de objetos, o modelo dinâmico e o modelo funcional.</text:span><text:span text:style-name="T4">[the visualization toolkit]</text:span></text:p>
      <text:p text:style-name="P1"><text:span text:style-name="T1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4">[PEGAR O </text:span><text:span text:style-name="T5">Object-Oriented Modeling and Design</text:span><text:span text:style-name="T4"> DO Rumbaugh].</text:span></text:p>
      <text:p text:style-name="P8"/>
      <text:h text:style-name="P36" text:outline-level="2" text:is-list-header="true">3.2 VTK</text:h>
      <text:h text:style-name="P36" text:outline-level="2" text:is-list-header="true">3.2.1 A ARQUITETURA DO SISTEMA</text:h>
      <text:h text:style-name="P36" text:outline-level="2" text:is-list-header="true">3.2.1.1 INTERFACE INTERPRETADA E O NÚCLEO COMPILADO.</text:h>
      <text:p text:style-name="P9"><text:tab/>A VTK consiste de dois subsistemas: uma biblioteca de classes escrita em c++ e uma camada de interface com linguagens interpretadas com python e java que manipulam as classes. Essa camada externa é opcional, podendo haver ligação direta entre os programas que usam a biblioteca de classes e a biblioteca de classes caso a linguagem tenha a capacidade de se ligar a bibliotecas compiladas, como é o caso do Delphi, C#, entre outras.</text:p>
      <text:p text:style-name="P13"><text:span text:style-name="T1"><text:tab/>Essa divisão é vantajosa pois permite que sejam construídos algoritmos em uma linguagem eficiente em termos de cpu e memória e permite desenvolvimento rápido com ambientes de linguagens interpretadas que evitam o ciclo de compilação e </text:span><text:span text:style-name="T1">linkagem. Segundo Schroeder, Martin e Lorensen as aplicações construídas em </text:span><text:soft-page-break/><text:span text:style-name="T1">ambientes de linguagens interpretadas são construídas em um nível mais alto de abstração, com ciclos de desenvolvimento mais rápidos e com código-fonte mais simples que as aplicações construídas em ambientes compilados mas, ao mesmo tempo, sistemas compilados são absolutamente necessários para execução de alta velocidade e baixo consumo de memória.</text:span><text:span text:style-name="T4">[the vtk user's guide pg 19][the design and implementation of an object oriented toolkit]</text:span></text:p>
      <text:p text:style-name="P14"/>
      <text:h text:style-name="P36" text:outline-level="2" text:is-list-header="true">3.2.1.2 O MODELO DE OBJETOS BAIXO-NÍVEL.</text:h>
      <text:p text:style-name="P9"><text:tab/>Quase todos os objetos da VTK derivam do objeto vtkObject e tem que ser instanciados usando as operações New e Delete do objeto e não podem ser alocados na pilha.</text:p>
      <text:p text:style-name="P9"><text:tab/>Por usar uma superclasse comum a todos e um método unificado de criação e destruição de objetos todos os objetos da VTK tem alguns comportamentos mínimos comuns como contagem de referências, informação de tipo de dado em tempo de execução <text:s/>e exibição de estado do objeto.</text:p>
      <text:p text:style-name="P9"><text:tab/>Com a contagem de referências os objetos guardam o número de ponteiros que se referem a ele. O gerenciamento dessa contagem pode ser manual, com o número de referências sendo incrementado ou decrementado manualmente através de métodos de vtkObject ou automático através de 'smart pointers'.</text:p>
      <text:p text:style-name="P9"><text:tab/>Quando um descendente de vtkObject é instanciado a contador de referências assume o valor igual a 1. Essa operação é feita no construtor do vtkObjectBase, classe que vtkObject extende. No destrutor de vtkObjectBase existe um alerta que pode ser gerado pelo programa durante a execução caso o destrutor de um objeto com pelo menos uma referência tenha sido invocado. Essa situação pode ocorrer quando a referência está sendo gerenciada manualmente através dos métodos de registro de referências.</text:p>
      <text:p text:style-name="P9"><text:tab/>A cada vez que uma referencia é deregistrada via vtkObjectBase::Unregister é avaliado por vtkObjectBase se o objeto tem zero referências. Se houver o objeto é destruído.</text:p>
      <text:p text:style-name="P9"><text:tab/>Com <text:s/>isso a gerência das referências e, portanto, de quando os objetos devem ser destruídos e a memória que eles alocaram ser liberada para outros usos é, em parte, responsabilidade da VTK e não do programador.</text:p>
      <text:p text:style-name="P13"><text:span text:style-name="T7">[</text:span><text:a xlink:type="simple" xlink:href="https://github.com/Kitware/VTK/blob/master/Common/Core/vtkObjectBase.cxx" text:style-name="Internet_20_link" text:visited-style-name="Visited_20_Internet_20_Link">https://github.com/Kitware/VTK/blob/master/Common/Core/vtkObjectBase.cxx</text:a><text:span text:style-name="T7">]</text:span><text:span text:style-name="T1">.</text:span></text:p>
      <text:p text:style-name="P9"><text:tab/>Os Smart Pointers manejam automáticamente a referência que possuem. Quando um Smart Pointer sai do escopo ele decrementa a contagem através de operações definidas em seu destrutor e a contagem é incrementada quando o Smart Pointer recebe a referência. Eles são implementados pela classe vtkSmartPointer.</text:p>
      <text:p text:style-name="P9"><text:tab/>O vtkSmartPointer incrementa o valor da referência ao objeto que ele referencia no seu construtor e a decrementa no destrutor. O vtkSmartPointer é um exemplo de classe que não herda de vtkObject. Ele não herda de classe alguma e portanto não está restrito pelas mesmas regras que o vtkObject. Em particular o vtkSmartPointer pode ser criado na pilha. </text:p>
      <text:p text:style-name="P13"><text:span text:style-name="T1"><text:tab/>Quando um objeto é criado na pilha seu destrutor é invocado quando o escopo </text:span><text:span text:style-name="T1">onde ele existe é destruído (por exemplo, quando a função onde ele foi criado retorna). <text:s text:c="2"/></text:span><text:soft-page-break/><text:span text:style-name="T1">[ </text:span><text:a xlink:type="simple" xlink:href="http://www.vtk.org/doc/nightly/html/classvtkSmartPointer.html" text:style-name="Internet_20_link" text:visited-style-name="Visited_20_Internet_20_Link">http://www.vtk.org/doc/nightly/html/classvtkSmartPointer.html</text:a><text:span text:style-name="T1"> ]</text:span></text:p>
      <text:p text:style-name="P13"><text:span text:style-name="T8"><text:tab/>O contador de referencia é um objeto do tipo std::atomic, provido pela biblioteca padrão do C++. Objetos do tipo atômico são livres de condições de corrida, isto é, se um thread escrever nele enquanto outro thread lê o comportamento do objeto está bem definido. Com atômicos é possível escrever programas concorrentes sem usar locks explícitos, usando operações de hardware para evitar condições de corrida. Segundo Straustrup programação sem locks é para especialistas pois em adição ao entendimento da linguagem, um entendimento detalhado das arquiteturas específicas e um conhecimento especializado das implementações são necessários.</text:span><text:span text:style-name="T4">[the C++ Programming language 4a ed, pg 1198]</text:span></text:p>
      <text:p text:style-name="P9"><text:tab/>Outro recurso que é provido é a informação de tipos em tempo de execução. Na VTK essa informação é um texto com o nome da classe, uma operação para verificar se um objeto é de um tipo e uma operação de 'cast' segura em tempo de execução. </text:p>
      <text:p text:style-name="P9"><text:tab/>Informação de tipo em tempo de execução é importante pois no C++ o tipo real de um objeto pode ser diferente do tipo de ponteiro que o referencia e nem todos os compiladores de C++ suportam rtti (run time type identification – informação de tipo em tempo de execução). Além disso, mesmo em compiladores com suporte a esse recurso nem todos os programas são compilados com essa informação, dependendo da escolha do desenvolvedor. Com isso a VTK provê um sistema próprio, independente de configurações do compilador.</text:p>
      <text:p text:style-name="P9"><text:tab/>As três funcionalidades que a VTK provê independentemente da linguagem de programação C++ são saber qual é o tipo do objeto, testar se o objeto é de um dado tipo e fazer um downcast de um tipo mais geral para um tipo mais específico, emulando as funcionalidades de rtti do C++.</text:p>
      <text:p text:style-name="P9"><text:tab/>Por fim, temos o recurso de exibição do estado do objeto. Esse recurso lista as informações do objeto. Existem duas formas de obtenção dos dados: a função print(), que todo herdeiro de vtkObject possui e a ativação de informações de depuração.</text:p>
      <text:p text:style-name="P9"><text:tab/>Quando se usa a depuração para descobrir os estados internos do objeto a VTK informa, através da saída de depuração, cada mudança que ocorre nele é informada para o desenvolvedor através de uma infraestrutura disponível através de macros de preprocessador definidas pela VTK que devem ser usadas na construção da classe.</text:p>
      <text:p text:style-name="P9"><text:tab/>Por outro lado, a impressão dos estados internos do objeto depende do desenvolvedor ter sobreescrito o método responsável por imprimir as propriedades internas do objeto, tendo que ser feita manualmente, ao contrário das macros de depuração.</text:p>
      <text:p text:style-name="P9"><text:tab/>Deve ser notado que a ativação da flag de depuração, devido a complexidade da macro de saída da depuração, tem um custo considerável de desempenho para o sistema e deve ser lembrado também que não há relação entre a flag de depuração dos objetos da VTK e o sistema ter sido compilado com informações de depuração necessárias para a sua execução vinculada a um depurador.</text:p>
      <text:p text:style-name="P9"/>
      <text:h text:style-name="P38" text:outline-level="2">3.2.1.3 O MODELO GRÁFICO</text:h>
      <text:p text:style-name="P9"><text:tab/>O modelo gráfico consiste das classes que são responsáveis por exibir os resultados da pipeline de visualização na tela para o usuário. Na VTK existem sete <text:soft-page-break/>objetos básicos usados para renderizar uma cena. Existem muitos outros objetos que auxiliam nos bastidores mas esses sete são os de uso mais comum. Eles são o vtkRenderWindow, vtkRenderer, vtkLight, vtkCamera, vtkActor, vtkProperty e vtkMapper.</text:p>
      <text:p text:style-name="P9"><text:tab/>A vtkRenderWindow provê a conexão entre o sistema operacional e a engine de renderização da VTK através de classes específicas para cada plataforma onde a VTK pode operar. Tais classes são derivadas de vtkRenderWindow e implementam os mecanismos que variam de plataforma para plataforma. Em tempo de execução a versão apropriada é escolhida e usada.</text:p>
      <text:p text:style-name="P9"><text:tab/>Ela também é usada para gerencimento dos renderers e propriedades gráficas da saída, como antialiasing, imagens estéreo, quantidade de cores e buffers gráficos.</text:p>
      <text:p text:style-name="P9"><text:tab/>A vtkRenderer mantêm uma coleção de objetos que constituem uma cena, como câmeras e luzes. Ela é responsável pela renderização da cena e por prover métodos de tranformação de sistemas de coordenadas que ela conhece, como transformação do sistema de coordendas da tela para o sistema de coordenadas do mundo tridimensional.</text:p>
      <text:p text:style-name="P9"><text:tab/>Todo vtkRenderer tem que estar, obrigatoriamente, associado a uma instância de vtkRenderWindow para realizar a renderização e a área na qual será feita a renderização, a chamada viewport, tem que ser definida. Isso é devido a requisitos técnicos do processo de renderização: ele precisa dos vínculos com o sistema operacional para a execução do processo de renderização.</text:p>
      <text:p text:style-name="P9"><text:tab/>A vtkLight é responsável pela iluminação da cena, tendo várias propriedades de orientação e posicionamento. Também é possível ligar e desligar as luzes e modificar sua cor. Na VTK existem luzes posicionais, com ângulo, cone e atenuação e luzes infinitas, que projetam raios paralelos.</text:p>
      <text:p text:style-name="P9"><text:tab/>A vtkCamera representa a câmera da cena. Seus parâmetros mais importantes são posição, orientação e campo de visão. Ela também é responsável pela forma de projeção e pela posição dos planos de corte da cena sendo renderizada. A câmera é, em suma, a responsável por gerar a matriz de projeção que será usada pelo sistema gráfico.</text:p>
      <text:p text:style-name="P9"><text:tab/>VtkActor representa os objetos na cena, combinando propriedades do objeto, definição de geometria e orientação e posição no sistema de coordenadas da cena. Existem vários tipos de actors, como os para geometrias 3d, imagens bidimensionais e volumes tridimensionais.</text:p>
      <text:p text:style-name="P9"><text:tab/>A classe vtkProperty define as propriedades de aparência de um ator. Quais são essas propriedades variam de acordo com o que está sendo exibido pelo ator, com, por exemplo, polígonos, tendo propriedades diferentes de volumes, que por sua vez tem propriedades diferentes de imagens bidimensionais.</text:p>
      <text:p text:style-name="P9"><text:tab/>Por fim, vtkMapper define geometria e estabelece a relação entre a pipeline de visualização e a renderização. Mappers tem um ou mais entradas que são os pontos finais das pipelines de visualização. A combinação de mapper, properties e actor provê os dados para a visualização do resultado da pipeline. O actor provê as transformações lineares necessárias para o posicionamento no espaço, a property provê as informações de como deve ser a aparência do objeto, por exemplo, na visualização de um volume o property teria as relações entre os valores que o mapper conhece e cores e opacidade. <text:soft-page-break/>O mapper, por sua vez, é o ponto terminal da pipeline, tendo acesso aos dados processados necessários para a property e que serão posicionados no espaço segundo as informações do actor.<text:span text:style-name="T3">[BOTAR UMA IMAGEM MOSTRANDO GRÁFICAMENTE O QUE CADA COMPONENTE É NA TELA TIPO A DA PAG 58 DO THE VISUALIZATION TOOL]</text:span></text:p>
      <text:h text:style-name="P38" text:outline-level="2"/>
      <text:h text:style-name="P38" text:outline-level="2">3.2.1.4 O MODELO DE VISUALIZAÇÃO</text:h>
      <text:p text:style-name="P9"><text:tab/>O modelo da VTK é beseado no paradigma de fluxo de dados. Nele os módulos são conectados por uma rede e realizam operações sobre os dados a medida que os dados fluem pela rede. A execução pode ser em resposta a eventos ou em resposta a demandas. </text:p>
      <text:p text:style-name="P9"><text:tab/>No modelo existem dois tipos de objetos: os objetos de dados e os objetos de processo. Os objetos de processo são os módulos da rede e os objetos de dados, também conhecidos como datasets, são os dados que fluem pela rede, processados pela rede de módulos.</text:p>
      <text:p text:style-name="P9"><text:tab/>Existem três grandes categorias de obejtos de processo: fontes, filtros e mapeadores. Os objetos fontes começam a rede, os filtros realizam os processamentos a medida que os dados fluem pela rede e a rede termina nos mapeadores.</text:p>
      <text:p text:style-name="P9"><text:tab/>Os objetos fonte são carregadores de dados, interfaces entre a VTK e outras bibliotecas (como a ITK), e geradores de dados procedurais, como dados baseados em funções implícitas. Os filtros realizam os processamentos, recebendo um ou mais entradas e gerando uma ou mais saídas. Os mapeadores recebem uma ou mais entradas e não geram saída de dados e é através deles que o modelo de visualização se integra com o modelo gráfico ou com outros sistemas, uma vez que é possível que a pipeline termine no ponto de entrada de outro sistema, por exemplo o sistema de disco.</text:p>
      <text:p text:style-name="P9"/>
      <text:p text:style-name="P10">-talvez devesse separar os tópicos?-</text:p>
      <text:p text:style-name="P9"/>
      <text:p text:style-name="P9"><text:tab/>Quanto aos objetos de dados, eles representam informação e proveem métodos de acesso e criação dessas informações. Um detalhe importante é que manipulação direta da informação não é permitida, estando encapsulada pelos métodos. Com isso garante-se, segundo os preceitos da programação orientada a objetos, a integridade da informação. Somente os objetos de processos devem ter permissão para manipular as informações.</text:p>
      <text:p text:style-name="P9"><text:tab/>Existem características importantes dos dados de visualização: a natureza discreta dos dados, se ela regular ou irregular e suas dimensões.</text:p>
      <text:p text:style-name="P9"><text:tab/>Os dados são discretos devido a como eles são obtidos. Eles são obtidos e analizados por computadores digitais e são mensurados usando um número finitos de pontos mesmo no caso de dados originalmente contínuos devido ao 'sampling' dos dados contínuos em um modelo discreto. A principal consequência disso é que não se tem informações sobre as regiões entre os valores, necessitando de interpolação entre os valores para permitir a determinação de valores em pontos arbitrários.</text:p>
      <text:p text:style-name="P13"><text:span text:style-name="T1"><text:tab/>Os dados podem ser regulares ou irregulares, também chamados de estruturados </text:span><text:span text:style-name="T1">ou não estruturados. Dados regulares tem relações inerentes entre os pontos. Em dados </text:span><text:soft-page-break/><text:span text:style-name="T1">regulares conhece-se a posição implicitamente permitindo poupar memória. Já no caso de dados irregulares, que não tem essas relações inerentes, isso não é possível: as relações entre os pontos tem que ser explícitas. A vantagem dos dados irregulares é que eles podem ser representados de maneira mais densa em regiões onde a frequência é maior e de maneira menos densa onde ela é menor. Em suma, dados regulares são mais eficientes que os dados irregulares mas os dados irregulares dão mais liberdade.</text:span></text:p>
      <text:p text:style-name="P9"><text:tab/>Por fim as dimensões dos dados determinam quais métodos de visualização determinam quais métodos de visualização são mais apropriados para os dados e influenciam diretamente no tamanho do dado na memória.</text:p>
      <text:p text:style-name="P9"><text:tab/>Os objetos de dados diferem uns dos outros de acordo com suas representações internas porque a representação interna impacta consideravelmente os métodos de acesso aos dados, a eficiência de armazenamento e o desempenho computacional dos objetos de processo. Na VTK existem cinco grandes tipos: dados poligonais, pontos estruturados, grade estruturada, grade não estruturada e pontos não estruturados.</text:p>
      <text:p text:style-name="P13"><text:span text:style-name="T2">FALAR DAS CARACTERÍSTICAS DOS 5 TIPOS COM EXEMPLOS DE TIPOS DE USO</text:span><text:span text:style-name="T1">.</text:span></text:p>
      <text:p text:style-name="P5">A PIPELINE DE VISUALIZAÇÃO</text:p>
      <text:p text:style-name="P11"><text:tab/></text:p>
      <text:p text:style-name="P13"><text:span text:style-name="T1"><text:tab/></text:span><text:span text:style-name="T6">Falar da arquitetura – o núcleo de código compilado e os wrappers interpretados ao redor -FEITO</text:span></text:p>
      <text:list xml:id="list5970608454850460357" text:style-name="L1">
        <text:list-item>
          <text:list>
            <text:list-item>
              <text:list>
                <text:list-item>
                  <text:p text:style-name="P24">Falar do manejamento de memória, o modelo de baixo-nível[the vtk user's guide pg 20] – FEITO</text:p>
                </text:list-item>
                <text:list-item>
                  <text:p text:style-name="P24">Falar do modelo gráfico [the visualization toolkit pg 58] FEITO</text:p>
                </text:list-item>
                <text:list-item>
                  <text:p text:style-name="P25">Falar da pipeline de visualização [the visualization toolkit pg 81] EM EXECUÇÃO</text:p>
                </text:list-item>
                <text:list-item>
                  <text:p text:style-name="P25">Falar da representação dos dados [the visualization toolkit pg 121] EM EXECUÇÃO</text:p>
                </text:list-item>
              </text:list>
            </text:list-item>
          </text:list>
        </text:list-item>
      </text:list>
      <text:h text:style-name="P36" text:outline-level="2" text:is-list-header="true">3.3 ITK</text:h>
      <text:p text:style-name="P7">1)Falar do porque dela ter sido criada</text:p>
      <text:p text:style-name="P7">2)Falar de segumentação</text:p>
      <text:p text:style-name="P7">3)Falar de registro</text:p>
      <text:h text:style-name="P36" text:outline-level="2" text:is-list-header="true">3.3.1 O MODELO DE OBJETOS</text:h>
      <text:p text:style-name="P7">1)Falar do uso de generics: o que é e porque.</text:p>
      <text:p text:style-name="P7">2)Falar da representação dos dados em seus vários tipos</text:p>
      <text:p text:style-name="P7">3)Falar pipeline de processamento de dados</text:p>
      <text:h text:style-name="P36" text:outline-level="2" text:is-list-header="true"/>
      <text:h text:style-name="P36" text:outline-level="2" text:is-list-header="true">3.4 ITK, VTK E AS TRÊS ETAPAS DO PROCESSO DE VISUALIZAÇÃO</text:h>
      <text:list xml:id="list1024370675704261790" text:style-name="L2">
        <text:list-item>
          <text:p text:style-name="P26">Os filtros de imagem da ITK como ferramenta de enriquecimento de imagens</text:p>
        </text:list-item>
        <text:list-item>
          <text:p text:style-name="P26">Mepeamento com a vtk</text:p>
        </text:list-item>
        <text:list-item>
          <text:p text:style-name="P26">Renderização com a vtk</text:p>
        </text:list-item>
      </text:list>
      <text:list xml:id="list4735747453681287863" text:style-name="L3">
        <text:list-header>
          <text:p text:style-name="P27"/>
        </text:list-header>
      </text:list>
      <text:p text:style-name="P17"><text:soft-page-break/>4 vISUALIZAÇÃO E MANIPULAÇÃO DE TOMOGRAFIAS – UM ESTUDO DE CASO</text:p>
      <text:h text:style-name="P36" text:outline-level="2" text:is-list-header="true"><text:span text:style-name="T10">O estudo de caso que demonstrará o uso das bibliotecas itk e vtk como ferramentas de visualização será um sistema de colonoscopia virtual. Na colonoscopia virtual o médico observa o colo retal do paciente virtualmente: o modelo do colo é reconstruído a partir de uma tomografia de alta resolução e com preparações específicas para o exame. Nesse ambiente tridimensional o médico navega pelo interior do organismo do paciente sem a necessidade de métidos invasivos<text:line-break/><text:tab/>Um sistema que realize esse processo precisa ser capaz de carregar a série de imagens que compoem a tomografia, segmentar a imagem, determinar qual segmento é o colo e reconstruí-lo. Também é necessário que o médico saiba em que posição do intestino ele está e que o sistema seja interativo.</text:span></text:h>
      <text:h text:style-name="P36" text:outline-level="2"><text:line-break/>4.1 POR QUE COMBINAR A ITK E VTK</text:h>
      <text:list xml:id="list2974598724150193166" text:style-name="L4">
        <text:list-item>
          <text:p text:style-name="P28">VTK não tem segmentação.</text:p>
        </text:list-item>
        <text:list-item>
          <text:p text:style-name="P28">ITK não tem visualização.</text:p>
        </text:list-item>
      </text:list>
      <text:h text:style-name="P36" text:outline-level="2" text:is-list-header="true">4.2 COMO COMBINAR AS BIBLIOTECAS</text:h>
      <text:list xml:id="list335128914739636861" text:style-name="L5">
        <text:list-item>
          <text:p text:style-name="P29">Os objetos de dados gerados pelas pipelines são diferentes embora parecidas.</text:p>
        </text:list-item>
        <text:list-item>
          <text:p text:style-name="P29">Passagem de dados entre uma biblioteca e outra.</text:p>
        </text:list-item>
        <text:list-item>
          <text:p text:style-name="P29">Efeito dessas passagens na execução das pipelines.</text:p>
        </text:list-item>
      </text:list>
      <text:h text:style-name="P36" text:outline-level="2" text:is-list-header="true">4.3 A PIPELINE DE VISUALIZAÇÃO DE TOMOGRAFIAS</text:h>
      <text:list xml:id="list6874665342016308343" text:style-name="L6">
        <text:list-item>
          <text:p text:style-name="P30">Camada de carga de dados</text:p>
        </text:list-item>
        <text:list-item>
          <text:p text:style-name="P30">Camada de enriquecimento de dados</text:p>
        </text:list-item>
        <text:list-item>
          <text:p text:style-name="P30">Camada de mapeamento</text:p>
        </text:list-item>
        <text:list-item>
          <text:p text:style-name="P30">Camada de renderização</text:p>
        </text:list-item>
      </text:list>
      <text:h text:style-name="P36" text:outline-level="2" text:is-list-header="true">4.4 MANIPULAÇÃO DE IMAGENS</text:h>
      <text:list xml:id="list7187867988982355686" text:style-name="L7">
        <text:list-item>
          <text:p text:style-name="P31">Mudança nas tabelas de cor e opacidade</text:p>
        </text:list-item>
        <text:list-item>
          <text:p text:style-name="P31">Remoção de regiões</text:p>
        </text:list-item>
        <text:list-item>
          <text:p text:style-name="P31">Remoção de órgãos</text:p>
        </text:list-item>
      </text:list>
      <text:h text:style-name="P36" text:outline-level="2" text:is-list-header="true">4.5 CONSUMO DE MEMÓRIA E PROCESSAMENT</text:h>
      <text:list xml:id="list4584307966384848592" text:style-name="L8">
        <text:list-item>
          <text:p text:style-name="P32">Consumo ao longo das etapas da execução da pipeline</text:p>
        </text:list-item>
        <text:list-item>
          <text:p text:style-name="P32">Execução usando os múltiplos núcleos.</text:p>
        </text:list-item>
        <text:list-item>
          <text:p text:style-name="P32">Uso da placa de vídeo.</text:p>
        </text:list-item>
        <text:list-item>
          <text:p text:style-name="P32">Como escala com o tamanho da tomografia</text:p>
        </text:list-item>
      </text:list>
      <text:h text:style-name="P36" text:outline-level="2" text:is-list-header="true">4.6 CONTROLE DE QUALIDADE</text:h>
      <text:list xml:id="list8934899462201327172" text:style-name="L9">
        <text:list-item>
          <text:p text:style-name="P33">Os vários tipos de renderização volumétrica</text:p>
        </text:list-item>
        <text:list-item>
          <text:p text:style-name="P33">Tessalation, meshsmooth, antialiasing</text:p>
        </text:list-item>
        <text:list-item>
          <text:p text:style-name="P33">Troca entre qualidade e responsividade</text:p>
        </text:list-item>
      </text:list>
      <text:p text:style-name="P17">5 CONclusões</text:p>
      <text:p text:style-name="P12"><text:tab/>Resultados</text:p>
      <text:p text:style-name="P12"><text:tab/>Limitações de memória</text:p>
      <text:p text:style-name="P12"><text:soft-page-break/><text:tab/>Limitações de velocidade</text:p>
      <text:p text:style-name="P12"><text:tab/>Possiveis meios de mitigar as limitações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4-14T22:55:34.23</dc:date>
    <meta:editing-duration>P1DT18H25M12S</meta:editing-duration>
    <meta:editing-cycles>30</meta:editing-cycles>
    <meta:generator>OpenOffice/4.1.1$Win32 OpenOffice.org_project/411m6$Build-9775</meta:generator>
    <meta:print-date>2015-03-16T16:35:29.69</meta:print-date>
    <meta:document-statistic meta:table-count="0" meta:image-count="0" meta:object-count="0" meta:page-count="12" meta:paragraph-count="150" meta:word-count="5040" meta:character-count="32275"/>
  </office:meta>
</office:document-meta>
</file>